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280000001E079B466FAA98E5026.png" manifest:media-type="image/png"/>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280000001E0DCD148DF3E9329DC.png" manifest:media-type="image/png"/>
  <manifest:file-entry manifest:full-path="Pictures/1000020100000556000001F4FB983DB59DC65F94.png" manifest:media-type="image/png"/>
  <manifest:file-entry manifest:full-path="Pictures/1000020100000556000001F4332858E580357E91.png" manifest:media-type="image/png"/>
  <manifest:file-entry manifest:full-path="Pictures/10000000000001F4000001F4312221D34D82D82C.jpg" manifest:media-type="image/jpeg"/>
  <manifest:file-entry manifest:full-path="Pictures/1000020100000556000001F479982D776C9F00FE.png" manifest:media-type="image/png"/>
  <manifest:file-entry manifest:full-path="Pictures/1000020100000556000001F46DCF7C2C4ECF3A5D.png" manifest:media-type="image/png"/>
  <manifest:file-entry manifest:full-path="Pictures/10000000000001F4000001F477C798F5DFC34C4F.jpg" manifest:media-type="image/jpeg"/>
  <manifest:file-entry manifest:full-path="Pictures/10000000000004630000031AE877865CE813F874.jpg" manifest:media-type="image/jpeg"/>
  <manifest:file-entry manifest:full-path="Pictures/1000020100000556000001F4209B44CB2F63FE55.png" manifest:media-type="image/png"/>
  <manifest:file-entry manifest:full-path="Pictures/1000020100000556000001F46C38D1AB08DEFAB3.png" manifest:media-type="image/png"/>
  <manifest:file-entry manifest:full-path="Pictures/1000020100000556000001F492C98274777A10BF.png" manifest:media-type="image/png"/>
  <manifest:file-entry manifest:full-path="Pictures/10000000000004630000031A6DF9C20C764220F8.jpg" manifest:media-type="image/jpeg"/>
  <manifest:file-entry manifest:full-path="Pictures/1000020100000556000001F4C4638C3A6DD68157.png" manifest:media-type="image/png"/>
  <manifest:file-entry manifest:full-path="Pictures/1000020100000556000001F49282C4680FD8A5A9.png" manifest:media-type="image/png"/>
  <manifest:file-entry manifest:full-path="Pictures/1000020100000556000002976A352186209B0601.png" manifest:media-type="image/png"/>
  <manifest:file-entry manifest:full-path="Pictures/1000020100000280000001E06A7DAAEBA0EF7537.png" manifest:media-type="image/png"/>
  <manifest:file-entry manifest:full-path="Pictures/10000201000005560000029729DBFAD4C240E58D.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Pictures/1000020100000556000001F4745A6960A0DA5B5B.png" manifest:media-type="image/png"/>
  <manifest:file-entry manifest:full-path="Pictures/1000020100000556000001F4989BEB1C42791A25.png" manifest:media-type="image/png"/>
  <manifest:file-entry manifest:full-path="Pictures/1000020100000556000001F4F642A98122F61481.png" manifest:media-type="image/png"/>
  <manifest:file-entry manifest:full-path="Pictures/1000020100000556000001F4D02F3758D81B1F6C.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0"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1" style:family="paragraph" style:parent-style-name="Standard">
      <style:text-properties fo:color="#000000" style:font-name="Liberation Serif" fo:font-size="12pt" officeooo:paragraph-rsid="0008e601" style:font-size-asian="12pt" style:font-size-complex="12pt"/>
    </style:style>
    <style:style style:name="P92" style:family="paragraph" style:parent-style-name="Standard">
      <style:text-properties fo:color="#000000" style:font-name="Liberation Serif" officeooo:paragraph-rsid="001d07c0"/>
    </style:style>
    <style:style style:name="P93" style:family="paragraph" style:parent-style-name="Standard">
      <style:text-properties fo:color="#000000" style:font-name="Liberation Serif" officeooo:paragraph-rsid="0037bc6e"/>
    </style:style>
    <style:style style:name="P94" style:family="paragraph" style:parent-style-name="Standard">
      <style:text-properties fo:color="#000000" style:font-name="Liberation Serif" officeooo:paragraph-rsid="003c923c"/>
    </style:style>
    <style:style style:name="P95" style:family="paragraph" style:parent-style-name="Standard">
      <style:text-properties fo:color="#000000" style:font-name="Liberation Serif" officeooo:rsid="003e5715" officeooo:paragraph-rsid="003e5715"/>
    </style:style>
    <style:style style:name="P96" style:family="paragraph" style:parent-style-name="Standard">
      <style:text-properties fo:color="#000000" style:font-name="Liberation Serif" officeooo:rsid="003eb378" officeooo:paragraph-rsid="003eb378"/>
    </style:style>
    <style:style style:name="P97" style:family="paragraph" style:parent-style-name="Standard">
      <style:text-properties fo:color="#000000" style:font-name="Liberation Serif" style:text-underline-style="solid" style:text-underline-width="auto" style:text-underline-color="font-color" officeooo:paragraph-rsid="003c923c"/>
    </style:style>
    <style:style style:name="P98"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99"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1"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5"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08" style:family="paragraph" style:parent-style-name="Standard">
      <style:text-properties style:text-underline-style="solid" style:text-underline-width="auto" style:text-underline-color="font-color" officeooo:rsid="0008a898" officeooo:paragraph-rsid="0008a898"/>
    </style:style>
    <style:style style:name="P109"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0" style:family="paragraph" style:parent-style-name="Standard">
      <style:text-properties officeooo:paragraph-rsid="0017f8c4"/>
    </style:style>
    <style:style style:name="P111" style:family="paragraph" style:parent-style-name="Standard">
      <style:text-properties officeooo:paragraph-rsid="0019bb5f"/>
    </style:style>
    <style:style style:name="P112" style:family="paragraph" style:parent-style-name="Standard">
      <style:text-properties officeooo:paragraph-rsid="00254ada"/>
    </style:style>
    <style:style style:name="P113" style:family="paragraph" style:parent-style-name="Standard">
      <style:text-properties style:text-underline-style="none" fo:font-weight="normal" officeooo:rsid="0028aa97" officeooo:paragraph-rsid="0028aa97" style:font-weight-asian="normal" style:font-weight-complex="normal"/>
    </style:style>
    <style:style style:name="P114" style:family="paragraph" style:parent-style-name="Standard">
      <style:text-properties style:text-underline-style="none" fo:font-weight="normal" officeooo:rsid="00296277" officeooo:paragraph-rsid="00296277" style:font-weight-asian="normal" style:font-weight-complex="normal"/>
    </style:style>
    <style:style style:name="P115" style:family="paragraph" style:parent-style-name="Standard">
      <style:text-properties style:text-underline-style="none" fo:font-weight="normal" officeooo:rsid="002b45fc" officeooo:paragraph-rsid="002b45fc" style:font-weight-asian="normal" style:font-weight-complex="normal"/>
    </style:style>
    <style:style style:name="P116" style:family="paragraph" style:parent-style-name="Standard">
      <style:text-properties style:text-underline-style="none" fo:font-weight="normal" officeooo:rsid="002bdd85" officeooo:paragraph-rsid="002bdd85" style:font-weight-asian="normal" style:font-weight-complex="normal"/>
    </style:style>
    <style:style style:name="P117" style:family="paragraph" style:parent-style-name="Standard">
      <style:text-properties style:text-underline-style="none" fo:font-weight="normal" officeooo:rsid="0008a898" officeooo:paragraph-rsid="0058fa01" style:font-weight-asian="normal" style:font-weight-complex="normal"/>
    </style:style>
    <style:style style:name="P118" style:family="paragraph" style:parent-style-name="Standard">
      <style:text-properties style:text-underline-style="none" fo:font-weight="normal" officeooo:rsid="005ab92b" officeooo:paragraph-rsid="005ab92b" style:font-weight-asian="normal" style:font-weight-complex="normal"/>
    </style:style>
    <style:style style:name="P119" style:family="paragraph" style:parent-style-name="Standard">
      <style:text-properties style:text-underline-style="none" fo:font-weight="normal" officeooo:rsid="005c2938" officeooo:paragraph-rsid="005c2938" style:font-weight-asian="normal" style:font-weight-complex="normal"/>
    </style:style>
    <style:style style:name="P120" style:family="paragraph" style:parent-style-name="Standard">
      <style:text-properties style:text-underline-style="none" fo:font-weight="normal" officeooo:rsid="0058fa01" officeooo:paragraph-rsid="0058fa01" style:font-weight-asian="normal" style:font-weight-complex="normal"/>
    </style:style>
    <style:style style:name="P121" style:family="paragraph" style:parent-style-name="Standard">
      <style:text-properties style:text-underline-style="none" fo:font-weight="normal" officeooo:rsid="006230cb" officeooo:paragraph-rsid="006230cb" style:font-weight-asian="normal" style:font-weight-complex="normal"/>
    </style:style>
    <style:style style:name="P122" style:family="paragraph" style:parent-style-name="Standard">
      <style:text-properties officeooo:paragraph-rsid="0058fa01"/>
    </style:style>
    <style:style style:name="P123" style:family="paragraph" style:parent-style-name="Standard">
      <style:text-properties officeooo:rsid="005c2938" officeooo:paragraph-rsid="005c2938"/>
    </style:style>
    <style:style style:name="P124" style:family="paragraph" style:parent-style-name="Table_20_Contents">
      <style:text-properties officeooo:rsid="002d9919" officeooo:paragraph-rsid="002d9919"/>
    </style:style>
    <style:style style:name="P125" style:family="paragraph" style:parent-style-name="Table_20_Contents">
      <style:text-properties officeooo:rsid="002d9919" officeooo:paragraph-rsid="002f6172"/>
    </style:style>
    <style:style style:name="P126" style:family="paragraph" style:parent-style-name="Table_20_Contents">
      <style:text-properties officeooo:rsid="002f6172" officeooo:paragraph-rsid="002f6172"/>
    </style:style>
    <style:style style:name="P127" style:family="paragraph" style:parent-style-name="Table_20_Contents">
      <style:text-properties officeooo:rsid="002fca8f" officeooo:paragraph-rsid="002fca8f"/>
    </style:style>
    <style:style style:name="P128" style:family="paragraph" style:parent-style-name="Table_20_Contents">
      <style:text-properties officeooo:rsid="00317319" officeooo:paragraph-rsid="00317319"/>
    </style:style>
    <style:style style:name="P129" style:family="paragraph" style:parent-style-name="Table_20_Contents">
      <style:text-properties officeooo:rsid="0032dbb9" officeooo:paragraph-rsid="0032dbb9"/>
    </style:style>
    <style:style style:name="P130" style:family="paragraph" style:parent-style-name="Table_20_Contents">
      <style:text-properties officeooo:rsid="0033ff4f" officeooo:paragraph-rsid="0033ff4f"/>
    </style:style>
    <style:style style:name="P131" style:family="paragraph" style:parent-style-name="Text_20_body">
      <style:text-properties officeooo:rsid="00593559" officeooo:paragraph-rsid="00593559"/>
    </style:style>
    <style:style style:name="P132" style:family="paragraph" style:parent-style-name="Text_20_body">
      <style:text-properties officeooo:paragraph-rsid="00593559"/>
    </style:style>
    <style:style style:name="P133" style:family="paragraph" style:parent-style-name="Text_20_body">
      <style:text-properties officeooo:paragraph-rsid="005ab92b"/>
    </style:style>
    <style:style style:name="P134" style:family="paragraph" style:parent-style-name="Text_20_body">
      <style:text-properties style:text-underline-style="none" fo:font-weight="normal" officeooo:rsid="0058fa01" officeooo:paragraph-rsid="0058fa01" style:font-weight-asian="normal" style:font-weight-complex="normal"/>
    </style:style>
    <style:style style:name="P135"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3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1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36ad8a" officeooo:paragraph-rsid="0063ccd6" style:font-size-asian="12pt" style:font-weight-asian="normal" style:font-size-complex="12pt" style:font-weight-complex="normal"/>
    </style:style>
    <style:style style:name="P139" style:family="paragraph" style:parent-style-name="Text_20_body">
      <style:text-properties style:text-underline-style="none" fo:font-weight="normal" officeooo:rsid="00614545" officeooo:paragraph-rsid="00614545" style:font-weight-asian="normal" style:font-weight-complex="normal"/>
    </style:style>
    <style:style style:name="P140"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8a898" style:font-weight-asian="normal" style:font-weight-complex="normal"/>
    </style:style>
    <style:style style:name="T23" style:family="text">
      <style:text-properties style:text-underline-style="none" fo:font-weight="normal" officeooo:rsid="005ab92b" style:font-weight-asian="normal" style:font-weight-complex="normal"/>
    </style:style>
    <style:style style:name="T24" style:family="text">
      <style:text-properties style:text-underline-style="none" fo:font-weight="normal" officeooo:rsid="005c2938" style:font-weight-asian="normal" style:font-weight-complex="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0dd23b"/>
    </style:style>
    <style:style style:name="T27" style:family="text">
      <style:text-properties fo:font-variant="normal" fo:text-transform="none" fo:letter-spacing="normal" fo:font-style="normal" fo:font-weight="normal" officeooo:rsid="0008e601"/>
    </style:style>
    <style:style style:name="T28"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0"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1"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2"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3"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4" style:family="text">
      <style:text-properties fo:color="#000000" style:font-name="Liberation Serif" style:text-underline-style="none" officeooo:rsid="00147a43" style:font-size-asian="12pt" style:font-weight-asian="normal" style:font-size-complex="12pt" style:font-weight-complex="normal"/>
    </style:style>
    <style:style style:name="T45" style:family="text">
      <style:text-properties fo:color="#000000" style:font-name="Liberation Serif" style:text-underline-style="none" officeooo:rsid="00157e69" style:font-size-asian="12pt" style:font-weight-asian="normal" style:font-size-complex="12pt" style:font-weight-complex="normal"/>
    </style:style>
    <style:style style:name="T46" style:family="text">
      <style:text-properties fo:color="#000000" style:font-name="Liberation Serif" officeooo:rsid="00157e69" style:font-size-asian="12pt" style:font-size-complex="12pt"/>
    </style:style>
    <style:style style:name="T47"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8"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9" style:family="text">
      <style:text-properties officeooo:rsid="0017f8c4"/>
    </style:style>
    <style:style style:name="T50" style:family="text">
      <style:text-properties style:font-size-asian="12pt" style:font-size-complex="12pt"/>
    </style:style>
    <style:style style:name="T51" style:family="text">
      <style:text-properties officeooo:rsid="0017f8c4" style:font-size-asian="12pt" style:font-size-complex="12pt"/>
    </style:style>
    <style:style style:name="T52" style:family="text">
      <style:text-properties officeooo:rsid="001ff204" style:font-size-asian="12pt" style:font-size-complex="12pt"/>
    </style:style>
    <style:style style:name="T53" style:family="text">
      <style:text-properties officeooo:rsid="002107e8" style:font-size-asian="12pt" style:font-size-complex="12pt"/>
    </style:style>
    <style:style style:name="T54" style:family="text">
      <style:text-properties officeooo:rsid="002107e8"/>
    </style:style>
    <style:style style:name="T55" style:family="text">
      <style:text-properties officeooo:rsid="00255d60"/>
    </style:style>
    <style:style style:name="T56" style:family="text">
      <style:text-properties officeooo:rsid="002672be"/>
    </style:style>
    <style:style style:name="T57" style:family="text">
      <style:text-properties officeooo:rsid="00296277"/>
    </style:style>
    <style:style style:name="T58" style:family="text">
      <style:text-properties fo:font-style="italic" style:font-style-asian="italic" style:font-style-complex="italic"/>
    </style:style>
    <style:style style:name="T59" style:family="text">
      <style:text-properties fo:font-style="italic" officeooo:rsid="002b45fc"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officeooo:rsid="002d9919"/>
    </style:style>
    <style:style style:name="T62" style:family="text">
      <style:text-properties officeooo:rsid="002f6172"/>
    </style:style>
    <style:style style:name="T63" style:family="text">
      <style:text-properties officeooo:rsid="00382699"/>
    </style:style>
    <style:style style:name="T64" style:family="text">
      <style:text-properties officeooo:rsid="0039de5f"/>
    </style:style>
    <style:style style:name="T65" style:family="text">
      <style:text-properties officeooo:rsid="003bbd14"/>
    </style:style>
    <style:style style:name="T66" style:family="text">
      <style:text-properties officeooo:rsid="003c923c"/>
    </style:style>
    <style:style style:name="T67" style:family="text">
      <style:text-properties officeooo:rsid="003eb378"/>
    </style:style>
    <style:style style:name="T68" style:family="text">
      <style:text-properties style:font-name="Liberation Mono" fo:font-size="11pt" fo:font-style="normal" fo:font-weight="normal" officeooo:rsid="003eb378" style:font-size-asian="11pt" style:font-style-asian="normal" style:font-weight-asian="normal"/>
    </style:style>
    <style:style style:name="T69" style:family="text">
      <style:text-properties fo:font-size="12pt" fo:font-style="normal" fo:font-weight="normal" style:font-size-asian="12pt" style:font-style-asian="normal" style:font-weight-asian="normal" style:font-size-complex="12pt"/>
    </style:style>
    <style:style style:name="T70" style:family="text">
      <style:text-properties officeooo:rsid="003ee467"/>
    </style:style>
    <style:style style:name="T71" style:family="text">
      <style:text-properties officeooo:rsid="004dee20"/>
    </style:style>
    <style:style style:name="T72" style:family="text">
      <style:text-properties officeooo:rsid="004f3df8"/>
    </style:style>
    <style:style style:name="T73" style:family="text">
      <style:text-properties officeooo:rsid="00527900"/>
    </style:style>
    <style:style style:name="T74" style:family="text">
      <style:text-properties officeooo:rsid="0053aa10"/>
    </style:style>
    <style:style style:name="T75" style:family="text">
      <style:text-properties officeooo:rsid="0054b9de"/>
    </style:style>
    <style:style style:name="T76" style:family="text">
      <style:text-properties officeooo:rsid="0055edc3"/>
    </style:style>
    <style:style style:name="T77" style:family="text">
      <style:text-properties officeooo:rsid="0057a728"/>
    </style:style>
    <style:style style:name="T78" style:family="text">
      <style:text-properties officeooo:rsid="00593559"/>
    </style:style>
    <style:style style:name="T79" style:family="text">
      <style:text-properties officeooo:rsid="005ab92b"/>
    </style:style>
    <style:style style:name="T80" style:family="text">
      <style:text-properties officeooo:rsid="005c2938"/>
    </style:style>
    <style:style style:name="T81" style:family="text">
      <style:text-properties officeooo:rsid="005d839f"/>
    </style:style>
    <style:style style:name="T82" style:family="text">
      <style:text-properties officeooo:rsid="0060571a"/>
    </style:style>
    <style:style style:name="T83" style:family="text">
      <style:text-properties officeooo:rsid="00614545"/>
    </style:style>
    <style:style style:name="T84" style:family="text">
      <style:text-properties officeooo:rsid="006230cb"/>
    </style:style>
    <style:style style:name="T85" style:family="text">
      <style:text-properties officeooo:rsid="006544e0"/>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INTRODUCCIÓN</text:p>
      <text:p text:style-name="P104"/>
      <text:p text:style-name="P104">Tipo de Agente</text:p>
      <text:p text:style-name="P113"><text:span text:style-name="T60">Es un agente que aprende</text:span>. El aprendizaje permite que el agente opere en medios inicialmente desconocidos y que sea más competente <text:span text:style-name="T57">que si sólo utilizase un conocimiento inicial. En este caso aprende debido a los métodos que utiliza KNN y K Means. La base de datos le proporciona un “modelo” de su entorno,también los algoritmos en base a la “utilidad”.</text:span></text:p>
      <text:p text:style-name="P102"/>
      <text:p text:style-name="P114">También <text:span text:style-name="T60">el agente es racional</text:span> eso implica: <text:span text:style-name="T58">“ </text:span><text:span text:style-name="T59">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8">”</text:span>.</text:p>
      <text:p text:style-name="P114"/>
      <text:p text:style-name="P115">También <text:span text:style-name="T60">es un agente no omnisciente</text:span> debido a que no conoce el resultado de su acción y no actúa de acuerdo a él. La idea es que a partir de los algoritmos KNN y K Means se entrene y aprenda <text:s/>partir de sus percepciones y le permita <text:span text:style-name="T60">ser autónomo</text:span> gracias a la experiencia adquirida.</text:p>
      <text:p text:style-name="P115"/>
      <text:p text:style-name="P115">Para este proyecto el agente es una computadora donde están alojados los algoritmos KNN y K Means. Los datos de entrada y salida son adquiridos por cámaras fotográficas, monitor, etc.</text:p>
      <text:p text:style-name="P115"/>
      <text:p text:style-name="P102">REAS</text:p>
      <text:p text:style-name="P116">El acrónimo REAS proviene de Rendimiento, Entorno, Actuadores y Sensores, todo ello forma parte de lo que se llama Entorno de trabajo.</text:p>
      <text:p text:style-name="P116"/>
      <table:table table:name="Tabla1" table:style-name="Tabla1">
        <table:table-column table:style-name="Tabla1.A"/>
        <table:table-column table:style-name="Tabla1.B"/>
        <table:table-row>
          <table:table-cell table:style-name="Tabla1.A1" office:value-type="string">
            <text:p text:style-name="P124">Rendimiento</text:p>
          </table:table-cell>
          <table:table-cell table:style-name="Tabla1.B1" office:value-type="string">
            <text:p text:style-name="P124">-Confiabilidad de las predicciones con un margen de error pequeño.</text:p>
            <text:p text:style-name="P124">-Cantidad de predicciones correctas de las imágenes que se están evaluando. </text:p>
            <text:p text:style-name="P125">-<text:span text:style-name="T62">Categorización de imagen correcta.</text:span></text:p>
          </table:table-cell>
        </table:table-row>
        <table:table-row>
          <table:table-cell table:style-name="Tabla1.A2" office:value-type="string">
            <text:p text:style-name="P124">Entorno</text:p>
          </table:table-cell>
          <table:table-cell table:style-name="Tabla1.B2" office:value-type="string">
            <text:p text:style-name="Table_20_Contents">-<text:span text:style-name="T61">Es el contexto plasmado en la imagen de entrada. Ampara factores como la iluminación, calidad de la imagen, fondo, etc.</text:span></text:p>
          </table:table-cell>
        </table:table-row>
        <table:table-row>
          <table:table-cell table:style-name="Tabla1.A2" office:value-type="string">
            <text:p text:style-name="P124">Actuadores</text:p>
          </table:table-cell>
          <table:table-cell table:style-name="Tabla1.B2" office:value-type="string">
            <text:p text:style-name="P124">-Es el medio de notificación del usuario donde se muestra la predicción del algoritmo. En este caso es el monitor de la computadora, también podría ser una alarma <text:span text:style-name="T62">u</text:span> <text:span text:style-name="T62">otro tipo de alarma.</text:span></text:p>
            <text:p text:style-name="P124">-<text:span text:style-name="T62">Visualizar la categorización de una imagen.</text:span></text:p>
          </table:table-cell>
        </table:table-row>
        <table:table-row>
          <table:table-cell table:style-name="Tabla1.A2" office:value-type="string">
            <text:p text:style-name="P124">Sensores</text:p>
          </table:table-cell>
          <table:table-cell table:style-name="Tabla1.B2" office:value-type="string">
            <text:p text:style-name="P126">-Cámara fotográfica. </text:p>
            <text:p text:style-name="P126">-Extensión Fatkun Batch para obtener las imágenes de internet.</text:p>
            <text:p text:style-name="P126">-Módulos skimage, cv2, numpy, matplotlib, etc.</text:p>
            <text:p text:style-name="P126">-Matriz de pixels de colores</text:p>
          </table:table-cell>
        </table:table-row>
      </table:table>
      <text:p text:style-name="P103"/>
      <text:p text:style-name="P102">Propiedades del entorno de trabajo</text:p>
      <text:p text:style-name="P102"/>
      <table:table table:name="Tabla2" table:style-name="Tabla2">
        <table:table-column table:style-name="Tabla2.A"/>
        <table:table-column table:style-name="Tabla2.B"/>
        <table:table-row>
          <table:table-cell table:style-name="Tabla2.A1" office:value-type="string">
            <text:p text:style-name="P127">Totalmente observable</text:p>
          </table:table-cell>
          <table:table-cell table:style-name="Tabla2.B1" office:value-type="string">
            <text:p text:style-name="P127">Los sensores previamente mencionados le proporcionan acceso al estado completo del medio en cada momento. </text:p>
          </table:table-cell>
        </table:table-row>
        <table:table-row>
          <table:table-cell table:style-name="Tabla2.A2" office:value-type="string">
            <text:p text:style-name="P128">Determinista</text:p>
          </table:table-cell>
          <table:table-cell table:style-name="Tabla2.B2" office:value-type="string">
            <text:p text:style-name="P128">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28">Episódico</text:p>
          </table:table-cell>
          <table:table-cell table:style-name="Tabla2.B2" office:value-type="string">
            <text:p text:style-name="P128">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28">Estático</text:p>
          </table:table-cell>
          <table:table-cell table:style-name="Tabla2.B2" office:value-type="string">
            <text:p text:style-name="P128">El entorno no cambia cuando el agente está deliberando. Una vez tomada la fotografía, ese dato de entrada se mantiene inalterable.</text:p>
          </table:table-cell>
        </table:table-row>
        <table:table-row>
          <table:table-cell table:style-name="Tabla2.A2" office:value-type="string">
            <text:p text:style-name="P129">Discreto</text:p>
          </table:table-cell>
          <table:table-cell table:style-name="Tabla2.B2" office:value-type="string">
            <text:p text:style-name="P129">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29">Individual</text:p>
          </table:table-cell>
          <table:table-cell table:style-name="Tabla2.B2" office:value-type="string">
            <text:p text:style-name="P130">El único ente racional es el agente previamente descrito.</text:p>
          </table:table-cell>
        </table:table-row>
      </table:table>
      <text:p text:style-name="P100"/>
      <text:p text:style-name="P105">DISEÑO DEL SISTEMA</text:p>
      <text:p text:style-name="P105"/>
      <text:p text:style-name="P135">Reconocimiento de objetos <text:span text:style-name="T21"><text:s text:c="125"/>El reconocimiento de objetos es la tarea de encontrar e identificar automáticamente objetos específicos en una imagen. Actualmente no existe un sistema artificial “reconoce-todo”.</text:span></text:p>
      <text:p text:style-name="P139">Un sistema de reconocimiento de objetos generalmente esta constituido por las siguientes etapas básicas:</text:p>
      <text:p text:style-name="P139"><draw:frame draw:style-name="fr1" draw:name="Imagen26" text:anchor-type="paragraph" svg:width="10.753cm" svg:height="7.602cm" draw:z-index="35"><draw:image xlink:href="Pictures/10000000000004630000031AE877865CE813F874.jpg" xlink:type="simple" xlink:show="embed" xlink:actuate="onLoad" loext:mime-type="image/jpeg"/></draw:frame></text:p>
      <text:p text:style-name="P10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Desarrollo del sistema <text:s/><text:span text:style-name="T84">reconocimiento de objetos</text:span></text:p>
      <text:p text:style-name="P121"><text:span text:style-name="T60">Problema:</text:span> Reconocer automáticamente 4 objetos de ferretería distintos (tornillos, tuercas, arandelas y clavos).</text:p>
      <text:p text:style-name="P121"/>
      <text:p text:style-name="P121"><text:span text:style-name="T60">Características notables de las imágenes:</text:span> Ruido, objetos contrastados de el fondo, iluminación heterogénea (zonas más brillantes que otras), diferentes posiciones y localizaciones.</text:p>
      <text:p text:style-name="P106"/>
      <text:p text:style-name="P121"><text:span text:style-name="T60">Propuesta de solución:</text:span> Basado en las etapas básicas de un sistema de reconocimiento de objetos se obtuvo lo siguiente:</text:p>
      <text:p text:style-name="P121"/>
      <text:p text:style-name="P121"><draw:frame draw:style-name="fr2" draw:name="Imagen27" text:anchor-type="paragraph" svg:width="11.931cm" svg:height="8.435cm" draw:z-index="36"><draw:image xlink:href="Pictures/10000000000004630000031A6DF9C20C764220F8.jpg" xlink:type="simple" xlink:show="embed" xlink:actuate="onLoad" loext:mime-type="image/jpeg"/></draw:frame><text:soft-page-break/></text:p>
      <text:p text:style-name="P12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Breve <text:span text:style-name="T78">descripción</text:span> de <text:span text:style-name="T83">objetos de estudio</text:span></text:p>
      <text:p text:style-name="P109">-Tornillo</text:p>
      <text:p text:style-name="P133"><text:bookmark text:name="Características_de_los_tornillos"/><text:span text:style-name="T22">Los tornillos </text:span><text:span text:style-name="T23">los podemos encontrar de </text:span><text:span text:style-name="T22">muchas variedades de materiales, tipos y tamaños que existen </text:span><text:span text:style-name="T23">para distintas aplicaciones</text:span>. En él se distinguen tres partes básicas: cabeza, cuello y rosca. </text:p>
      <text:p text:style-name="P132"><text:span text:style-name="T78">Una primera clasificación puede ser: Tornillos tirafondos para madera, autorroscantes y autoperforantes para chapas metálicas y maderas duras, tornillos tirafondos para paredes y muros de edificios, t</text:span>ornillos de roscas cilíndricas <text:span text:style-name="T78">y v</text:span>arillas roscadas de un metro de longitud.</text:p>
      <text:p text:style-name="P132"><text:span text:style-name="T78">P</text:span>ueden ser de acero dulce, inoxidable, latón, cobre, bronce o aluminio, y pueden estar galvanizados, niquelados, bicromatados, etc. </text:p>
      <text:p text:style-name="P131">Otra clasificación sería desde el punto de vista de utilización: Tornillos para usos generales, en miniatura, de alta resistencia, inviolables, de precisión, de titanio, etc. </text:p>
      <text:p text:style-name="P109">-Tuerca</text:p>
      <text:p text:style-name="P117"><text:span text:style-name="T79">E</text:span>s una pieza mecánica con un orificio central, el cual presenta una rosca, que se utiliza para acoplar a un tornillo, en forma fija o deslizante.</text:p>
      <text:p text:style-name="P109"/>
      <text:p text:style-name="P118">Las características básicas para identificas a una tuerca son: <text:span text:style-name="T80">Número de caras, grosor, diámetro del tornillo que encaja en ella y el tipo de rosca.</text:span> </text:p>
      <text:p text:style-name="P118"/>
      <text:p text:style-name="P119">Tipos de tuercas: Tuerca mariposa o de ala, hexagonal, con rebordes, ciegas, cuadradas, T, etc.</text:p>
      <text:p text:style-name="P119"/>
      <text:p text:style-name="P109">-Arandelas</text:p>
      <text:p text:style-name="P122"><text:span text:style-name="T24">E</text:span><text:span text:style-name="T22">s un elemento de montaje con forma de disco delgado con un agujero usualmente en el centro (corona circular), siendo su uso más frecuente el sentar tuercas y cabezas de tornillos. </text:span>Las arandelas normalmente son de metal o de plástico.</text:p>
      <text:p text:style-name="P122"/>
      <text:p text:style-name="P123">Tipo de arandelas: Plana, de presión, dentada, cónica, de cuero, etc.</text:p>
      <text:p text:style-name="P109"/>
      <text:p text:style-name="P109">-Clavos</text:p>
      <text:p text:style-name="P120"><text:span text:style-name="T81">E</text:span>s un objeto delgado y alargado con punta filosa hecho de un metal duro (por lo general acero), utilizado para sujetar dos o más objetos.</text:p>
      <text:p text:style-name="P120"><text:soft-page-break/></text:p>
      <text:p text:style-name="P120">Los clavos se clasifican de acuerdo con su uso, el diámetro, acabado y longitud. </text:p>
      <text:p text:style-name="P134"><text:span text:style-name="T81">Podemos clasificarlos</text:span>, según el tipo de cabeza, de punta o de cuello: <text:span text:style-name="T81">clavo de cabeza ancha, clavo de escarpia, clavo para tornillos, clavo de acero, etc.</text:span></text:p>
      <text:p text:style-name="P99">Adquisición de Información</text:p>
      <text:p text:style-name="P1"/>
      <text:p text:style-name="P99">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8">-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91"><text:span text:style-name="T26">S</text:span><text:span text:style-name="T27">er</text:span><text:span text:style-name="T26">í</text:span><text:span text:style-name="T27">a una tupla de tres enteros en la imagen a color o simplemente un entero para el caso de la imagen a escala de grises. </text:span><text:span text:style-name="T26">E</text:span><text:span text:style-name="T25">stamos trabajando con im</text:span><text:span text:style-name="T26">á</text:span><text:span text:style-name="T25">genes de 8 bits, las cuales representan sus valores en un rango de 0 a 255 en n</text:span><text:span text:style-name="T26">ú</text:span><text:span text:style-name="T25">meros enteros, este rango tambi</text:span><text:span text:style-name="T26">é</text:span><text:span text:style-name="T25">n es conocido como </text:span><text:span text:style-name="T26">Rango Dinámico.</text:span></text:p>
      <text:p text:style-name="P19"/>
      <text:p text:style-name="P1"><draw:frame draw:style-name="fr3" draw:name="Imagen1" text:anchor-type="paragraph" svg:x="1.752cm" svg:y="0.046cm" svg:width="13.527cm" svg:height="2.792cm" draw:z-index="0"><draw:image xlink:href="Pictures/1000020100000556000001F46C38D1AB08DEFAB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08">-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9"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4"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5"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text:soft-page-break/>clara. Con el objetivo de solventar ésto se considera como una mejor aproximación calcular una combinación lineal de todos los planos, como ponerlo en función de sus pesos, definida como:</text:p>
      <text:p text:style-name="P3"/>
      <text:p text:style-name="P4"><draw:frame draw:style-name="fr19"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5"/>
      <text:p text:style-name="P65"><draw:frame draw:style-name="fr6" draw:name="Imagen3" text:anchor-type="paragraph" svg:x="1.15cm" svg:y="0.254cm" svg:width="14.61cm" svg:height="5.724cm" draw:z-index="3"><draw:image xlink:href="Pictures/1000020100000556000001F4C4638C3A6DD6815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text:soft-page-break/>El filtro gaussiano se usa para emborronar imágenes y eliminar ruido. </text:p>
      <text:p text:style-name="P16">Modelizando la función gaussiana:</text:p>
      <text:p text:style-name="P16"><draw:frame draw:style-name="fr19"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7" draw:name="Imagen7" text:anchor-type="paragraph" svg:x="0.153cm" svg:y="-0.265cm" svg:width="9.364cm" svg:height="4.438cm" draw:z-index="9"><draw:image xlink:href="Pictures/1000020100000556000001F4989BEB1C42791A25.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10"><text:span text:style-name="T28">A</text:span><text:span text:style-name="T29">l aplicarlo sobre un tornillo de nuestra base de datos, se puede modificar alguno de los parámetros (por ejemplo </text:span><text:span text:style-name="T48">σ</text:span><text:span text:style-name="T32">) para ver como varia el filtrado de la imagen.</text:span></text:p>
      <text:p text:style-name="P49"><draw:frame draw:style-name="fr8" draw:name="Imagen5" text:anchor-type="paragraph" svg:x="-0.06cm" svg:y="0.318cm" svg:width="14.594cm" svg:height="3.401cm" draw:z-index="7"><draw:image xlink:href="Pictures/1000020100000556000001F46DCF7C2C4ECF3A5D.png" xlink:type="simple" xlink:show="embed" xlink:actuate="onLoad" loext:mime-type="image/png"/></draw:frame></text:p>
      <text:p text:style-name="P49"/>
      <text:p text:style-name="P49"/>
      <text:p text:style-name="P49"/>
      <text:p text:style-name="P49"/>
      <text:p text:style-name="P49"/>
      <text:p text:style-name="P49"/>
      <text:p text:style-name="P49"/>
      <text:p text:style-name="P8"><text:span text:style-name="T44">Puede observarse que si</text:span><text:span text:style-name="T45"> </text:span><text:span text:style-name="T46">σ</text:span><text:span text:style-name="T45"> </text:span><text:span text:style-name="T44">aumenta demasiado, la imagen comienza a hacerse borrosa.</text:span></text:p>
      <text:p text:style-name="P17"/>
      <text:p text:style-name="P12">-Filtro diferencial</text:p>
      <text:p text:style-name="P46">Filtro que proporciona la derivada de una señal de manera que amplifique las variaciones breves de señal mediante una atenuación de las frecuencias débiles.</text:p>
      <text:p text:style-name="P46"/>
      <text:p text:style-name="P20"><text:span text:style-name="T14">Una de sus grandes ventajas es</text:span> de gran utilidad en <text:span text:style-name="T49">imágenes</text:span>, ya que permite la detección de límites entre luz y sombra, es decir, bordes de la imagen. </text:p>
      <text:p text:style-name="P20"/>
      <text:p text:style-name="P26"><text:span text:style-name="T51">Como es una imagen 2D se aplica el filtro en dos direcciones: horizontal y vertical, a modo de gradientes. Se lo aplicamos a una imagen genérica para ver su función. </text:span><text:span text:style-name="T50">Si trigonométricamente se componen las dos direcciones ortogonales </text:span><text:span text:style-name="T51">logramos la imagen de la derecha “Filtro diferencial”.</text:span></text:p>
      <text:p text:style-name="P67"><draw:frame draw:style-name="fr9" draw:name="Imagen6" text:anchor-type="paragraph" svg:x="1.662cm" svg:y="0.4cm" svg:width="13.88cm" svg:height="4.314cm" draw:z-index="8"><draw:image xlink:href="Pictures/1000020100000556000001F49282C4680FD8A5A9.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8">-Filtro Sobel</text:p>
      <text:p text:style-name="P111"><text:span text:style-name="T35">Detecta los bordes horizontales y verticales separadamente sobre una imagen en escala de grises. Las imágenes en color se convierten en RGB en niveles de grises. Como con el filtro Laplace, el </text:span><text:soft-page-break/><text:span text:style-name="T35">resultado es una imagen transparente con líneas negras y algunos restos de color. Debido a la librería utilizada </text:span><text:span text:style-name="Emphasis"><text:span text:style-name="T47">OpenCV</text:span></text:span><text:span text:style-name="Emphasis"><text:span text:style-name="T34"> </text:span></text:span><text:span text:style-name="T33">a la composición de los filtros diferenciales ortogonales, o al Sobel en </text:span><text:span text:style-name="Emphasis"><text:span text:style-name="T47">skimage</text:span></text:span><text:span text:style-name="T33">, se lo denomina filtro Laplaciano.</text:span></text:p>
      <text:p text:style-name="P90"/>
      <text:p text:style-name="P36"><draw:frame draw:style-name="fr10" draw:name="Imagen8" text:anchor-type="paragraph" svg:x="2.953cm" svg:y="0cm" svg:width="13.12cm" svg:height="6.221cm" draw:z-index="10"><draw:image xlink:href="Pictures/1000020100000556000001F492C98274777A10BF.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6">-Filtro Perona Malik o Difusión Anisotrópica</text:p>
      <text:p text:style-name="P92"><text:span text:style-name="T41">Se usa p</text:span><text:span text:style-name="T42">ara preservar los detalles de la forma original de los objetos y reducir el ruido eficientemente. </text:span><text:span text:style-name="T1">Reduce el ruido en las regiones homogéneas y no en los bordes. </text:span><text:span text:style-name="T42">Cada una de las imágenes resultantes de esta familia se dan como una convolución entre la imagen y el filtro gaussiano 2D</text:span><text:span text:style-name="T40"> isotrópico</text:span><text:span text:style-name="T42">, donde el ancho del filtro aumenta con el parámetro. </text:span></text:p>
      <text:p text:style-name="P34"/>
      <text:p text:style-name="P66"><draw:frame draw:style-name="fr11"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35">En (1) se tiene la imagen original, en (2) es la imagen después de la difusión y en (3) es el gradiente después de la difusión.</text:p>
      <text:p text:style-name="P66"/>
      <text:p text:style-name="P66">-Comparaciones</text:p>
      <text:p text:style-name="P66"><draw:frame draw:style-name="fr12" draw:name="Imagen10" text:anchor-type="paragraph" svg:x="0.616cm" svg:y="0.482cm" svg:width="14.631cm" svg:height="4.524cm" draw:z-index="12"><draw:image xlink:href="Pictures/10000201000005560000029729DBFAD4C240E58D.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35"><text:soft-page-break/>Se puede aprecia que se tiene la imagen en negativo de la imagen obtenida con el filtrado con Gauss y Sobel.</text:p>
      <text:p text:style-name="P35"/>
      <text:p text:style-name="P86">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7"><text:span text:style-name="T52">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0">ya que se trabaja con base de datos y luego la clasificación es sin intervención humana.</text:span><text:span text:style-name="T52"> </text:span></text:p>
      <text:p text:style-name="P22"/>
      <text:p text:style-name="P84"><text:span text:style-name="T52">-</text:span><text:span text:style-name="T53">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4">entonces b</text:span><text:span text:style-name="T5">[ m , n] = 1</text:span></text:p>
      <text:p text:style-name="P38">caso contrario <text:s text:c="19"/>b[ m , n] = 0</text:p>
      <text:p text:style-name="P38"><text:span text:style-name="T55">S</text:span>uponiendo “a” la imagen original y “b” la imagen resultante o imagen segmentada.</text:p>
      <text:p text:style-name="P38">Evidentemente el umbral no es única para todas las imágenes, depende del dominio y los objetos que se quieran detectar.</text:p>
      <text:p text:style-name="P72"/>
      <text:p text:style-name="P73"><draw:frame draw:style-name="fr13" draw:name="Imagen11" text:anchor-type="paragraph" svg:x="1.49cm" svg:y="0cm" svg:width="15.004cm" svg:height="6.221cm" draw:z-index="13"><draw:image xlink:href="Pictures/1000020100000556000001F4F642A98122F61481.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5"><text:span text:style-name="T53"><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5"><text:span text:style-name="T5">U</text:span><text:span text:style-name="T2">na de las limitaciones del uso de métodos basados en histogramas:</text:span></text:p>
      <text:p text:style-name="P69"><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9"><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70"><text:soft-page-break/><text:span text:style-name="T54">-T</text:span>hresholding</text:p>
      <text:p text:style-name="P112"><text:span text:style-name="T36">E</text:span><text:span text:style-name="T37">s una técnica para dividir una i</text:span><text:span text:style-name="T30">magen en dos (o más) clases de píxeles, que generalmente se denominan "primer plano" y "fondo", </text:span><text:span text:style-name="T31">dependiendo d</text:span><text:span text:style-name="T38">el </text:span><text:span text:style-name="Strong_20_Emphasis"><text:span text:style-name="T39">threshold</text:span></text:span><text:span text:style-name="T38">.</text:span></text:p>
      <text:p text:style-name="P42"/>
      <text:p text:style-name="P30"><text:span text:style-name="T5">Sí a</text:span><text:span text:style-name="T8">( x, y )</text:span><text:span text:style-name="T5"> =&gt; </text:span><text:span text:style-name="T9">th</text:span> <text:span text:style-name="T54">entonces b</text:span><text:span text:style-name="T8">( x, y )</text:span><text:span text:style-name="T5"> = </text:span><text:span text:style-name="T8">0</text:span></text:p>
      <text:p text:style-name="P39">caso contrario <text:s text:c="19"/>b<text:span text:style-name="T55">( x, y )</text:span> = <text:span text:style-name="T55">255</text:span></text:p>
      <text:p text:style-name="P39"><text:span text:style-name="T55">S</text:span>uponiendo “a” la imagen original y “b” la imagen resultante o imagen segmentada.</text:p>
      <text:p text:style-name="P71"><text:span text:style-name="T56">1) T</text:span>hresholding <text:span text:style-name="T56">Supervisado</text:span></text:p>
      <text:p text:style-name="P43">Manualmente se modifican los valores de “th” para ver las variaciones en la imagen segmentada.</text:p>
      <text:p text:style-name="P39"><draw:frame draw:style-name="fr14" draw:name="Imagen12" text:anchor-type="paragraph" svg:x="0.168cm" svg:y="0.259cm" svg:width="14.893cm" svg:height="4.494cm" draw:z-index="14"><draw:image xlink:href="Pictures/1000020100000556000002976A352186209B0601.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71"><text:span text:style-name="T56">2) T</text:span>hresholding <text:span text:style-name="T56">No Supervisado</text:span></text:p>
      <text:p text:style-name="P43">Se utilizó el módulo de skimage para observar los distintos métodos no supervisados.</text:p>
      <text:p text:style-name="P43"><draw:frame draw:style-name="fr15"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7">Extracción de Rasgos</text:p>
      <text:p text:style-name="P51">El objetivo es describir cuantitativamente la naturaleza de los objetos.</text:p>
      <text:p text:style-name="P51"/>
      <text:p text:style-name="P75">-Histograma de gradientes orientados (HOG)</text:p>
      <text:p text:style-name="P51"><text:soft-page-break/>Es un tipo de descriptor de características, <text:span text:style-name="T63">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16" draw:name="Imagen14" text:anchor-type="paragraph" svg:width="17cm" svg:height="6.221cm" draw:z-index="16"><draw:image xlink:href="Pictures/1000020100000556000001F4D02F3758D81B1F6C.png" xlink:type="simple" xlink:show="embed" xlink:actuate="onLoad" loext:mime-type="image/png"/></draw:frame></text:p>
      <text:p text:style-name="P53">Se realizó un análisis para <text:span text:style-name="T64">tornillo, tuerca, arandela y clavo, en ese mismo orden se presenta en el gráfico siguiente.</text:span></text:p>
      <text:p text:style-name="P51"/>
      <text:p text:style-name="P51"><draw:frame draw:style-name="fr16" draw:name="Imagen15" text:anchor-type="paragraph" svg:width="17cm" svg:height="6.221cm" draw:z-index="17"><draw:image xlink:href="Pictures/1000020100000556000001F4332858E580357E91.png" xlink:type="simple" xlink:show="embed" xlink:actuate="onLoad" loext:mime-type="image/png"/></draw:frame></text:p>
      <text:p text:style-name="P75">-<text:span text:style-name="T65">Momentos de Hu</text:span></text:p>
      <text:p text:style-name="P93"><text:span text:style-name="T43">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4">Los momentos de Hu son siete descriptores invariantes que cuantifican la forma de un objeto. <text:span text:style-name="T66">Muchas veces por fines prácticos se toman los primeros 2 momentos.</text:span></text:p>
      <text:p text:style-name="P94"><draw:frame draw:style-name="fr19"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4"><draw:frame draw:style-name="fr19"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5"/>
      <text:p text:style-name="P95">donde los momento <text:s/>centrales normalizados de segundo orden se calculan como:</text:p>
      <text:p text:style-name="P95"><draw:frame draw:style-name="fr19"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9"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7">y </text:span><text:span text:style-name="T68"><draw:frame draw:style-name="fr19"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8"><text:soft-page-break/></text:p>
      <text:p text:style-name="P96"><text:span text:style-name="T69">y los momentos geométricos (éstos son la base de los momentos de Hu) de orden p+q <text:s/>se calculan como:<text:line-break/></text:span><text:span text:style-name="T69"><draw:frame draw:style-name="fr19"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5"/>
      <text:p text:style-name="P54">Se realizó un análisis para 3 tornillos distintos.</text:p>
      <text:p text:style-name="P94"><draw:frame draw:style-name="fr16" draw:name="Imagen16" text:anchor-type="paragraph" svg:width="17cm" svg:height="6.221cm" draw:z-index="18"><draw:image xlink:href="Pictures/1000020100000556000001F4745A6960A0DA5B5B.png" xlink:type="simple" xlink:show="embed" xlink:actuate="onLoad" loext:mime-type="image/png"/></draw:frame></text:p>
      <text:p text:style-name="P54">Se realizó un análisis para <text:span text:style-name="T64">tornillo, tuerca, arandela y clavo, en ese mismo orden se presenta en el gráfico siguiente.</text:span></text:p>
      <text:p text:style-name="P94"><text:s/></text:p>
      <text:p text:style-name="P94"><draw:frame draw:style-name="fr17" draw:name="Imagen17" text:anchor-type="paragraph" svg:width="17cm" svg:height="6.221cm" draw:z-index="19"><draw:image xlink:href="Pictures/1000020100000556000001F4209B44CB2F63FE55.png" xlink:type="simple" xlink:show="embed" xlink:actuate="onLoad" loext:mime-type="image/png"/></draw:frame></text:p>
      <text:p text:style-name="P97">-<text:span text:style-name="T70">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70">a</text:span> componente esencial es la definición de ocho celdas de resolución vecinas más cercanas <text:span text:style-name="T70">q</text:span>ue definen diferentes matrices para diferentes ángulos (0 °, 45 °, 90 °, 135 °) y distancias entre los píxeles vecinos horizontales.</text:p>
      <text:p text:style-name="P24"/>
      <text:p text:style-name="P55">Se realizó un análisis para 3 tornillos distintos.</text:p>
      <text:p text:style-name="P23"><draw:frame draw:style-name="fr16" draw:name="Imagen18" text:anchor-type="paragraph" svg:width="17cm" svg:height="6.221cm" draw:z-index="26"><draw:image xlink:href="Pictures/1000020100000556000001F4FB983DB59DC65F94.png" xlink:type="simple" xlink:show="embed" xlink:actuate="onLoad" loext:mime-type="image/png"/></draw:frame><text:soft-page-break/></text:p>
      <text:p text:style-name="P55">Se realizó un análisis para <text:span text:style-name="T64">tornillo, tuerca, arandela y clavo, en ese mismo orden se presenta en el gráfico siguiente.</text:span></text:p>
      <text:p text:style-name="P23"><draw:frame draw:style-name="fr17" draw:name="Imagen19" text:anchor-type="paragraph" svg:width="17cm" svg:height="6.221cm" draw:z-index="27"><draw:image xlink:href="Pictures/1000020100000556000001F479982D776C9F00FE.png" xlink:type="simple" xlink:show="embed" xlink:actuate="onLoad" loext:mime-type="image/png"/></draw:frame></text:p>
      <text:p text:style-name="P74">-Reducción de Dimensiones</text:p>
      <text:p text:style-name="P31"><text:span text:style-name="T10">Un inconveniente que se presento al momento de realizar el proyecto fue que debido a las variaciones en las dimensiones de la imagen (</text:span><text:span text:style-name="T50">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18" draw:name="Imagen20" text:anchor-type="paragraph" svg:width="11.384cm" svg:height="8.539cm" draw:z-index="28"><draw:image xlink:href="Pictures/1000020100000280000001E0DCD148DF3E9329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8"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8"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8">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Por el momento se presenta 68 elementos en el gráfico por todo, esa es la cantidad de imágenes en la base de datos.</text:p>
      <text:p text:style-name="P56"/>
      <text:p text:style-name="P56"><draw:frame draw:style-name="fr18"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text:soft-page-break/></text:p>
      <text:p text:style-name="P76"/>
      <text:p text:style-name="P76">-Elemento a evaluar</text:p>
      <text:p text:style-name="P57">Se puede apreciar el elemento a analizar de color negro en el gráfico, que esta dentro del círculo punteado rojo.</text:p>
      <text:p text:style-name="P76"><draw:frame draw:style-name="fr18"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40"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9">KNN</text:p>
      <text:p text:style-name="P89"/>
      <text:p text:style-name="P32"><text:span text:style-name="T12">Knn puede ser utilizado para clasificación y problemas de regresión predictiva, en la industria es más utilizado para problemas de clasificación, </text:span><text:span text:style-name="T50">donde la mayoría de los conjuntos de datos del mundo real no siguen supuestos teóricos matemáticos.</text:span></text:p>
      <text:p text:style-name="P61"/>
      <text:p text:style-name="P61"><text:span text:style-name="T74">Implementación</text:span>: Facilidad para interpretar las salidas (predicciones), bajo tiempo de cálculo y el poder de predicción.</text:p>
      <text:p text:style-name="P61"/>
      <text:p text:style-name="P61">En K<text:span text:style-name="T73">nn</text:span>, K es el número de vecinos más cercanos. El número de vecinos es el factor decisivo central. K es generalmente un número impar si el número de clases es 2. Cuando K = 1, entonces el algoritmo se conoce como el “<text:span text:style-name="T73">A</text:span>lgoritmo vecino más cercano”</text:p>
      <text:p text:style-name="P61"/>
      <text:p text:style-name="P82">-<text:span text:style-name="T82">Pasos del algoritmo KNN</text:span></text:p>
      <text:p text:style-name="P64">1) Medir la distancia euclidiana entre el patrón que se desea reconocer y todas las muestras del conjuntos de entrenamiento.</text:p>
      <text:p text:style-name="P64">2) Identificar los k patrones de entrenamiento más cercanos al patrón que se desea reconocer (i.e., aquellos que obtuvieron menor distancia euclidiana)y obtener la etiqueta de clase de cada vecino.</text:p>
      <text:p text:style-name="P64">3) El patrón que se desea reconocer se asigna a la clase que obtuvo el mayor número de concurrencias o votos.</text:p>
      <text:p text:style-name="P64"/>
      <text:p text:style-name="P81">-Maldición de la Dimensionalidad</text:p>
      <text:p text:style-name="P61">K<text:span text:style-name="T77">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text:soft-page-break/></text:p>
      <text:p text:style-name="P61">Para lidiar con <text:span text:style-name="T73">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6">K</text:span> necesarios</text:p>
      <text:p text:style-name="P63"/>
      <text:p text:style-name="P80">-¿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En general, los científicos de datos eligen como un número impar si el número de clases es par. También puede verificar generando el modelo en diferentes valores de K y verificar su rendimiento.</text:p>
      <text:p text:style-name="P63"/>
      <text:p text:style-name="P80">-Ventajas y desventajas</text:p>
      <text:p text:style-name="P63">La fase de entrenamiento de la clasificación de vecino K más cercano es mucho más rápida en comparación con otros algoritmos de clasificación. No hay necesidad de entrenar un modelo para la generalización, es por eso que K<text:span text:style-name="T75">nn</text:span> se conoce como el “<text:span text:style-name="T75">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5">nn</text:span> requiere escalado de datos porque K<text:span text:style-name="T75">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5">nn</text:span> tampoco es adecuado para datos de grandes dimensiones.</text:p>
      <text:p text:style-name="P63"/>
      <text:p text:style-name="P80">-<text:span text:style-name="T75">¿Cómo mejorar Knn?</text:span></text:p>
      <text:p text:style-name="P62">Para obtener mejores resultados, se recomienda encarecidamente normalizar los datos en la misma escala. Generalmente, el rango de normalización considerado entre 0 y 1. K<text:span text:style-name="T75">nn</text:span> no es adecuado para los datos de grandes dimensiones. En tales casos, la dimensión debe reducirse para mejorar el rendimiento.</text:p>
      <text:p text:style-name="P89"/>
      <text:p text:style-name="P89">K MEANS</text:p>
      <text:p text:style-name="P89"/>
      <text:p text:style-name="P83"><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9"/>
      <text:p text:style-name="P79">-Entrenamiento de la base de datos</text:p>
      <text:p text:style-name="P59"><text:soft-page-break/></text:p>
      <text:p text:style-name="P77"><draw:frame draw:style-name="fr18" draw:name="Imagen25" text:anchor-type="paragraph" svg:width="12.919cm" svg:height="9.689cm" draw:z-index="34"><draw:image xlink:href="Pictures/1000020100000280000001E022A5BCB6361FDBF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pan text:style-name="T71">Asignación, actualización y convergencia</text:span></text:p>
      <text:p text:style-name="P78"/>
      <text:p text:style-name="P78">-<text:span text:style-name="T72">Ubicación de los means finales</text:span></text:p>
      <text:p text:style-name="P60"/>
      <text:p text:style-name="P78">-<text:span text:style-name="T72">Mean más cercano</text:span></text:p>
      <text:p text:style-name="P78"/>
      <text:p text:style-name="P137">APLICACIONES</text:p>
      <text:p text:style-name="P138"><text:span text:style-name="T85">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1T02:51:27.198195341</dc:date>
    <meta:editing-duration>PT5H51M13S</meta:editing-duration>
    <meta:editing-cycles>34</meta:editing-cycles>
    <meta:generator>LibreOffice/6.0.7.3$Linux_X86_64 LibreOffice_project/00m0$Build-3</meta:generator>
    <meta:document-statistic meta:table-count="2" meta:image-count="27" meta:object-count="9" meta:page-count="16" meta:paragraph-count="189" meta:word-count="3632" meta:character-count="22479" meta:non-whitespace-character-count="18799"/>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